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8900002939A6D66F5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alibri" svg:font-family="Calibri"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fo:margin-left="0.037cm" fo:margin-right="0cm" table:align="margins"/>
    </style:style>
    <style:style style:name="Tableau1.A" style:family="table-column">
      <style:table-column-properties style:column-width="2.275cm" style:rel-column-width="8791*"/>
    </style:style>
    <style:style style:name="Tableau1.B" style:family="table-column">
      <style:table-column-properties style:column-width="3.81cm" style:rel-column-width="14720*"/>
    </style:style>
    <style:style style:name="Tableau1.C" style:family="table-column">
      <style:table-column-properties style:column-width="4.286cm" style:rel-column-width="16560*"/>
    </style:style>
    <style:style style:name="Tableau1.D" style:family="table-column">
      <style:table-column-properties style:column-width="2.963cm" style:rel-column-width="11449*"/>
    </style:style>
    <style:style style:name="Tableau1.E" style:family="table-column">
      <style:table-column-properties style:column-width="3.627cm" style:rel-column-width="1401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16.962cm" fo:margin-left="0.037cm" fo:margin-right="0cm" table:align="margins"/>
    </style:style>
    <style:style style:name="Tableau2.A" style:family="table-column">
      <style:table-column-properties style:column-width="2.275cm" style:rel-column-width="8791*"/>
    </style:style>
    <style:style style:name="Tableau2.B" style:family="table-column">
      <style:table-column-properties style:column-width="3.81cm" style:rel-column-width="14720*"/>
    </style:style>
    <style:style style:name="Tableau2.C" style:family="table-column">
      <style:table-column-properties style:column-width="4.286cm" style:rel-column-width="16560*"/>
    </style:style>
    <style:style style:name="Tableau2.D" style:family="table-column">
      <style:table-column-properties style:column-width="2.963cm" style:rel-column-width="11449*"/>
    </style:style>
    <style:style style:name="Tableau2.E" style:family="table-column">
      <style:table-column-properties style:column-width="3.627cm" style:rel-column-width="14015*"/>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text-align="justify" style:justify-single-word="false"/>
      <style:text-properties fo:color="#000000" style:font-name="Calibri1" fo:font-size="12pt" fo:font-style="normal" style:text-underline-style="none" style:font-size-asian="12pt" style:font-style-asian="normal" style:font-size-complex="12pt" style:font-style-complex="normal"/>
    </style:style>
    <style:style style:name="P2" style:family="paragraph" style:parent-style-name="Text_20_body">
      <style:paragraph-properties fo:margin-top="0cm" fo:margin-bottom="0cm" fo:text-align="justify" style:justify-single-word="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fo:color="#000000" style:font-name="Calibri1" fo:font-size="12pt" style:font-size-asian="12pt" style:font-size-complex="12pt"/>
    </style:style>
    <style:style style:name="P4" style:family="paragraph" style:parent-style-name="Standard">
      <style:paragraph-properties fo:text-align="center" style:justify-single-word="false"/>
      <style:text-properties fo:color="#000000" style:font-name="Calibri1"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1"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00" style:font-name="Calibri1" fo:font-size="12pt" style:text-underline-style="solid" style:text-underline-width="auto" style:text-underline-color="font-color" style:font-size-asian="12pt" style:font-size-complex="12pt"/>
    </style:style>
    <style:style style:name="P7" style:family="paragraph" style:parent-style-name="Standard">
      <style:paragraph-properties fo:text-align="justify" style:justify-single-word="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font-name="Calibri1"/>
    </style:style>
    <style:style style:name="P9"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10" style:family="paragraph" style:parent-style-name="Standard">
      <style:text-properties style:font-name="Calibri1" fo:font-weight="bold" style:font-weight-asian="bold" style:font-weight-complex="bold"/>
    </style:style>
    <style:style style:name="P11" style:family="paragraph" style:parent-style-name="Standard">
      <style:paragraph-properties fo:text-align="justify" style:justify-single-word="false"/>
      <style:text-properties style:font-name="Calibri1"/>
    </style:style>
    <style:style style:name="P12" style:family="paragraph" style:parent-style-name="Standard">
      <style:paragraph-properties fo:margin-left="-1.588cm" fo:margin-right="0cm" fo:text-align="center" style:justify-single-word="false" fo:text-indent="0cm" style:auto-text-indent="false"/>
      <style:text-properties fo:color="#000000" style:font-name="Calibri1" fo:font-size="12pt" fo:font-weight="bold" style:font-size-asian="12pt" style:font-weight-asian="bold" style:font-size-complex="12pt" style:font-weight-complex="bold"/>
    </style:style>
    <style:style style:name="P13" style:family="paragraph" style:parent-style-name="Standard">
      <style:paragraph-properties fo:margin-left="-1.588cm" fo:margin-right="0cm" fo:text-align="justify" style:justify-single-word="false" fo:text-indent="0cm" style:auto-text-indent="false"/>
      <style:text-properties fo:color="#000000" style:font-name="Calibri1" fo:font-size="12pt" style:font-size-asian="12pt" style:font-size-complex="12pt"/>
    </style:style>
    <style:style style:name="P14" style:family="paragraph" style:parent-style-name="Standard">
      <style:paragraph-properties fo:margin-left="-1.588cm" fo:margin-right="0cm" fo:text-align="center" style:justify-single-word="false" fo:text-indent="0cm" style:auto-text-indent="false"/>
      <style:text-properties fo:color="#000000" style:font-name="Calibri1" fo:font-size="12pt" style:font-size-asian="12pt" style:font-size-complex="12pt"/>
    </style:style>
    <style:style style:name="P15" style:family="paragraph" style:parent-style-name="Standard">
      <style:paragraph-properties fo:margin-left="-1.588cm" fo:margin-right="0cm" fo:text-align="justify" style:justify-single-word="false" fo:text-indent="1.588cm" style:auto-text-indent="false"/>
      <style:text-properties fo:color="#000000" style:font-name="Calibri1" fo:font-size="12pt" style:font-size-asian="12pt" style:font-size-complex="12pt"/>
    </style:style>
    <style:style style:name="P16" style:family="paragraph" style:parent-style-name="Standard">
      <style:paragraph-properties fo:margin-left="0cm" fo:margin-right="0.095cm" fo:text-align="justify" style:justify-single-word="false" fo:text-indent="0cm" style:auto-text-indent="false"/>
      <style:text-properties fo:color="#000000" style:font-name="Calibri1" fo:font-size="12pt" style:text-underline-style="none" fo:font-weight="normal" style:font-size-asian="12pt" style:font-weight-asian="normal" style:font-size-complex="12pt" style:font-weight-complex="normal"/>
    </style:style>
    <style:style style:name="P17" style:family="paragraph" style:parent-style-name="Standard">
      <style:paragraph-properties fo:margin-left="0cm" fo:margin-right="0.095cm" fo:text-align="justify" style:justify-single-word="false" fo:text-indent="0cm" style:auto-text-indent="false"/>
      <style:text-properties fo:color="#000000" style:font-name="Calibri1"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margin-left="0cm" fo:margin-right="0.095cm" fo:text-align="justify" style:justify-single-word="false" fo:text-indent="0cm" style:auto-text-indent="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095cm" fo:text-align="justify" style:justify-single-word="false" fo:text-indent="0cm" style:auto-text-indent="false"/>
      <style:text-properties style:font-name="Calibri1"/>
    </style:style>
    <style:style style:name="P22" style:family="paragraph" style:parent-style-name="Standard">
      <style:paragraph-properties fo:margin-left="0cm" fo:margin-right="0.095cm" fo:text-align="justify" style:justify-single-word="false" fo:text-indent="0cm" style:auto-text-indent="false"/>
    </style:style>
    <style:style style:name="P23" style:family="paragraph" style:parent-style-name="Standard">
      <style:paragraph-properties fo:margin-left="0cm" fo:margin-right="-0.026cm" fo:text-align="justify" style:justify-single-word="false" fo:text-indent="0cm" style:auto-text-indent="false"/>
      <style:text-properties fo:color="#000000" style:font-name="Calibri1" fo:font-size="12pt" style:font-size-asian="12pt" style:font-size-complex="12pt"/>
    </style:style>
    <style:style style:name="P24" style:family="paragraph" style:parent-style-name="Table_20_Contents">
      <style:paragraph-properties fo:text-align="justify" style:justify-single-word="false"/>
      <style:text-properties style:font-name="Calibri1"/>
    </style:style>
    <style:style style:name="P25" style:family="paragraph" style:parent-style-name="Standard" style:master-page-name="Standard">
      <style:paragraph-properties fo:text-align="center" style:justify-single-word="false" style:page-number="auto"/>
      <style:text-properties fo:color="#000000" style:font-name="Calibri1" fo:font-size="12pt" fo:font-weight="bold" style:font-size-asian="12pt" style:font-weight-asian="bold" style:font-size-complex="12pt" style:font-weight-complex="bold"/>
    </style:style>
    <style:style style:name="P26" style:family="paragraph" style:parent-style-name="Standard" style:list-style-name="L13">
      <style:paragraph-properties fo:text-align="justify" style:justify-single-word="false"/>
      <style:text-properties fo:color="#000000" style:font-name="Calibri1" fo:font-size="12pt" fo:font-weight="normal" style:font-size-asian="12pt" style:font-weight-asian="normal" style:font-size-complex="12pt" style:font-weight-complex="normal"/>
    </style:style>
    <style:style style:name="P27" style:family="paragraph" style:parent-style-name="Standard" style:list-style-name="L13">
      <style:paragraph-properties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8">
      <style:paragraph-properties fo:text-align="justify" style:justify-single-word="false"/>
      <style:text-properties style:font-name="Calibri1"/>
    </style:style>
    <style:style style:name="P29" style:family="paragraph" style:parent-style-name="Standard" style:list-style-name="L19">
      <style:paragraph-properties fo:text-align="justify" style:justify-single-word="false"/>
      <style:text-properties style:font-name="Calibri1"/>
    </style:style>
    <style:style style:name="P30" style:family="paragraph" style:parent-style-name="Standard" style:list-style-name="L20">
      <style:paragraph-properties fo:text-align="justify" style:justify-single-word="false"/>
      <style:text-properties style:font-name="Calibri1"/>
    </style:style>
    <style:style style:name="P31" style:family="paragraph" style:parent-style-name="Standard" style:list-style-name="L21">
      <style:paragraph-properties fo:text-align="justify" style:justify-single-word="false"/>
      <style:text-properties style:font-name="Calibri1" fo:font-weight="bold" style:font-weight-asian="bold" style:font-weight-complex="bold"/>
    </style:style>
    <style:style style:name="P32" style:family="paragraph" style:parent-style-name="Standard" style:list-style-name="L22">
      <style:paragraph-properties fo:text-align="justify" style:justify-single-word="false"/>
      <style:text-properties style:font-name="Calibri1" fo:font-weight="bold" style:font-weight-asian="bold" style:font-weight-complex="bold"/>
    </style:style>
    <style:style style:name="P33" style:family="paragraph" style:parent-style-name="Standard" style:list-style-name="L2">
      <style:paragraph-properties fo:margin-left="0cm" fo:margin-right="0.095cm" fo:text-align="justify" style:justify-single-word="false" fo:text-indent="0cm" style:auto-text-indent="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5">
      <style:paragraph-properties fo:margin-left="0cm" fo:margin-right="0.095cm" fo:text-align="justify" style:justify-single-word="false" fo:text-indent="0cm" style:auto-text-indent="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7">
      <style:paragraph-properties fo:margin-left="0cm" fo:margin-right="0.095cm" fo:text-align="justify" style:justify-single-word="false" fo:text-indent="0cm" style:auto-text-indent="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7">
      <style:paragraph-properties fo:margin-left="0cm" fo:margin-right="0.095cm" fo:text-align="justify" style:justify-single-word="false" fo:text-indent="0cm" style:auto-text-indent="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margin-left="0cm" fo:margin-right="0.095cm" fo:text-align="justify" style:justify-single-word="false" fo:text-indent="0cm" style:auto-text-indent="false"/>
      <style:text-properties fo:color="#000000" style:font-name="Calibri1" fo:font-size="12pt" fo:font-style="normal" style:text-underline-style="none" fo:font-weight="bold" style:font-size-asian="12pt" style:font-style-asian="normal" style:font-weight-asian="bold" style:font-size-complex="12pt" style:font-style-complex="normal" style:font-weight-complex="bold"/>
    </style:style>
    <style:style style:name="P38" style:family="paragraph" style:parent-style-name="Standard" style:list-style-name="L6">
      <style:paragraph-properties fo:margin-left="0cm" fo:margin-right="0.095cm" fo:text-align="justify" style:justify-single-word="false" fo:text-indent="0cm" style:auto-text-indent="false"/>
      <style:text-properties fo:color="#000000" style:font-name="Calibri1"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list-style-name="L4">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0" style:family="paragraph" style:parent-style-name="Standard" style:list-style-name="L8">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1" style:family="paragraph" style:parent-style-name="Standard" style:list-style-name="L12">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2" style:family="paragraph" style:parent-style-name="Standard" style:list-style-name="L14">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3" style:family="paragraph" style:parent-style-name="Standard" style:list-style-name="L15">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4" style:family="paragraph" style:parent-style-name="Standard" style:list-style-name="L16">
      <style:paragraph-properties fo:margin-left="0cm" fo:margin-right="0.095cm" fo:text-align="justify" style:justify-single-word="false" fo:text-indent="0cm" style:auto-text-indent="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45" style:family="paragraph" style:parent-style-name="Standard" style:list-style-name="L9">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0">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1">
      <style:paragraph-properties fo:margin-left="0cm" fo:margin-right="0.095cm" fo:text-align="justify" style:justify-single-word="false" fo:text-indent="0cm" style:auto-text-indent="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9">
      <style:paragraph-properties fo:margin-left="0cm" fo:margin-right="0.095cm" fo:text-align="justify" style:justify-single-word="false" fo:text-indent="0cm" style:auto-text-indent="false"/>
    </style:style>
    <style:style style:name="P49" style:family="paragraph" style:parent-style-name="Text_20_body" style:list-style-name="L1">
      <style:paragraph-properties fo:margin-top="0cm" fo:margin-bottom="0cm"/>
      <style:text-properties style:font-name="Calibri"/>
    </style:style>
    <style:style style:name="P50" style:family="paragraph" style:parent-style-name="Text_20_body" style:list-style-name="L1">
      <style:paragraph-properties fo:margin-top="0cm" fo:margin-bottom="0cm" fo:text-align="justify" style:justify-single-word="false"/>
      <style:text-properties fo:color="#000000" style:font-name="Calibri" fo:font-size="12pt" fo:font-style="normal" style:text-underline-style="none" style:font-size-asian="12pt" style:font-style-asian="normal" style:font-size-complex="12pt" style:font-style-complex="normal"/>
    </style:style>
    <style:style style:name="P51" style:family="paragraph" style:parent-style-name="Text_20_body" style:list-style-name="L1">
      <style:paragraph-properties fo:margin-top="0cm" fo:margin-bottom="0cm" fo:text-align="justify" style:justify-single-word="false"/>
      <style:text-properties fo:color="#000000" style:font-name="Calibri1"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Calibri"/>
    </style:style>
    <style:style style:name="T7" style:family="text">
      <style:text-properties style:font-name="Calibri" fo:font-weight="bold" style:font-weight-asian="bold" style:font-weight-complex="bold"/>
    </style:style>
    <style:style style:name="T8" style:family="text">
      <style:text-properties style:text-underline-style="none"/>
    </style:style>
    <style:style style:name="fr1"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EXTRAIT DU REGISTRE</text:p>
      <text:p text:style-name="P4">DES DELIBERATIONS DU CONSEIL MUNICIPAL</text:p>
      <text:p text:style-name="P4">DE LA COMMUNE DE MONTREUIL-EN-TOURAINE</text:p>
      <text:p text:style-name="P12"/>
      <text:p text:style-name="P3">Nombre de conseillers en exercice : 13</text:p>
      <text:p text:style-name="P3">Nombre de présents : 11</text:p>
      <text:p text:style-name="P15">Nombre d’exprimés : 12 dont 1 pouvoirs</text:p>
      <text:p text:style-name="P15"><text:s/></text:p>
      <text:p text:style-name="P13"><text:tab/><text:tab/><text:tab/><text:tab/><text:tab/><text:tab/><text:tab/><text:tab/><text:tab/><text:span text:style-name="T2">Séance du mardi 9 février 2010</text:span></text:p>
      <text:p text:style-name="P15"><text:span text:style-name="T2">Date de la convocation </text:span>:</text:p>
      <text:p text:style-name="P15">3 février 2010</text:p>
      <text:p text:style-name="P15"/>
      <text:p text:style-name="P14">--------------------------------</text:p>
      <text:p text:style-name="P3">L’an deux mil dix le neuf février à dix huit heures trente, le Conseil Municipal de cette commune, régulièrement convoqué, s’est réuni au nombre prescrit par la loi, dans le lieu habituel de ses séances, sous la présidence de Monsieur Jean-Luc PADIOLLEAU, maire.</text:p>
      <text:p text:style-name="P3"/>
      <text:p text:style-name="P3"><text:span text:style-name="T2">Présents</text:span> : Messieurs PADIOLLEAU, ADUMEAU, GOHIER, GALIMANT, DÉROGIS, Mesdames MORLEC, ULIVI, ROQUIN, GENTILHOMME, DENIS, FRANCESCAT</text:p>
      <text:p text:style-name="P3"/>
      <text:p text:style-name="P3"><text:span text:style-name="T2">Pouvoirs</text:span> : M. RONCIER à Mme ROQUIN</text:p>
      <text:p text:style-name="P3"/>
      <text:p text:style-name="P3"><text:span text:style-name="T2">Absent </text:span><text:span text:style-name="T8">: <text:s/></text:span>M. MORLEC</text:p>
      <text:p text:style-name="P3"/>
      <text:p text:style-name="P3"/>
      <text:p text:style-name="P3">Madame Chantal MORLEC a été élue secrétaire de séance.</text:p>
      <text:p text:style-name="P3"/>
      <text:p text:style-name="P6">Ordre du jour:</text:p>
      <text:p text:style-name="P6"/>
      <text:list xml:id="list31207068" text:style-name="L1">
        <text:list-item>
          <text:p text:style-name="P49">Délibération pour le lancement d'un audit énergétique sur l'éclairage public fait par le SIEIL,</text:p>
        </text:list-item>
        <text:list-item>
          <text:p text:style-name="P49">Délibération Demande de remise Gracieuse - taxe d'urbanisme,</text:p>
        </text:list-item>
        <text:list-item>
          <text:p text:style-name="P49">Délibération pour le choix des entreprises pour la construction du vestiaire de foot,</text:p>
        </text:list-item>
        <text:list-item>
          <text:p text:style-name="P49">Délibération convention ATESAT,</text:p>
        </text:list-item>
        <text:list-item>
          <text:p text:style-name="P49">Délibération pour le classement du "chemin des gâts" en voie communale, </text:p>
        </text:list-item>
        <text:list-item>
          <text:p text:style-name="P49">Démission d'un conseiller municipal,</text:p>
        </text:list-item>
        <text:list-item>
          <text:p text:style-name="P50">Prêt de la salle pour le projet du C.L.S.H de NEUILLE-LE-LIERRE,</text:p>
        </text:list-item>
        <text:list-item>
          <text:p text:style-name="P51">Questions diverses </text:p>
        </text:list-item>
      </text:list>
      <text:p text:style-name="P2"/>
      <text:p text:style-name="P1"><text:span text:style-name="T1">1 )</text:span><text:span text:style-name="T7">Délibération pour le lancement d'un audit énergétique sur l'éclairage public fait par le SIEIL</text:span></text:p>
      <text:p text:style-name="P18"/>
      <text:p text:style-name="P18">Monsieur le Maire expose au Conseil Municipal qu'il est indispensable de faire un état des lieux précis sur le réseau et le matériel d'éclairage public de la commune ainsi que les consommations électriques avant toute <text:s/>nouvelle extension du réseau. Pour cela Monsieur le Maire propose au Conseil Municipal de solliciter le SIEL pour le lancement d'un audit énergétique de l'éclairage public de la commune. La réalisation de cet audit a pour objectif d'améliorer la qualité de l'éclairage public, de diminuer les nuisances lumineuses ainsi que le coût budgétaire du poste électricité de la commune.</text:p>
      <text:p text:style-name="P16"><text:span text:style-name="T3">Monsieur le Maire précise qu'en contrepartie de cet audit, le Conseil Municipal renonce, au </text:span><text:span text:style-name="T3">prorata du coût de l'audit, à la subvention à laquelle la commune pouvait prétendre pour la même </text:span><text:soft-page-break/><text:span text:style-name="T3">année. <text:s/>Après cet audit, le Conseil Municipal devra remettre au SIEIL les certificats d'économie </text:span><text:span text:style-name="T3">d'énergie afférant aux travaux d'Eclairage public subventionnés.</text:span></text:p>
      <text:p text:style-name="P18"/>
      <text:p text:style-name="P18">Après en avoir délibéré, le Conseil Municipal décide à l'unanimité : <text:s/></text:p>
      <text:p text:style-name="P18"/>
      <text:list xml:id="list31221696" text:style-name="L2">
        <text:list-item>
          <text:p text:style-name="P33">de solliciter le SIEL pour le lancement d'un audit énergétique de l'éclairage public de la commune,</text:p>
        </text:list-item>
        <text:list-item>
          <text:p text:style-name="P33">d'accepter de remettre au SIEL après cet audit, les certificats d'économie d'énergie afférant aux travaux d'éclairage public subventionnés,</text:p>
        </text:list-item>
        <text:list-item>
          <text:p text:style-name="P33">de renoncer, au prorata du cout de l'audit, à la subvention à laquelle la commune pouvait prétendre pour la même année,</text:p>
        </text:list-item>
        <text:list-item>
          <text:p text:style-name="P33">d'autoriser Monsieur le Maire à signer tous les documents nécessaires au bon aboutissement de ce dossier.</text:p>
          <text:p text:style-name="P33"/>
        </text:list-item>
      </text:list>
      <text:list xml:id="list31214086" text:style-name="L3">
        <text:list-item>
          <text:list>
            <text:list-item>
              <text:list>
                <text:list-header>
                  <text:p text:style-name="P37"/>
                </text:list-header>
              </text:list>
            </text:list-item>
          </text:list>
        </text:list-item>
      </text:list>
      <text:list xml:id="list31217364" text:style-name="L4">
        <text:list-header>
          <text:p text:style-name="P39">2) Délibération Demande de remise Gracieuse - taxe d'urbanisme</text:p>
        </text:list-header>
      </text:list>
      <text:p text:style-name="P16"/>
      <text:p text:style-name="P16">Monsieur le Maire expose au Conseil Municipal la demande de remise gracieuse effectuée par M et Mme SEPTSEAULT auprès de la Trésorerie de Tours Ceux-ci <text:s/>demandent de leur accorder une remise gracieuse pour les pénalités de retard sur la deuxième échéances de la taxe d'urbanisme , pour un montant de 21 euros, compte tenu de leur difficultés financières. </text:p>
      <text:p text:style-name="P17"/>
      <text:p text:style-name="P16">Monsieur le Maire explique au Conseil Municipal, qu'en application de l'article L251A du Livre des Procédures Fiscales, il convient au Conseil Municipal d'accepter ou de rejeter cette demande.</text:p>
      <text:p text:style-name="P16">Monsieur le Maire précise que le comptable public émet un avis favorable pour cette demande de remise gracieuse.</text:p>
      <text:p text:style-name="P18"/>
      <text:p text:style-name="P18">Après en avoir délibéré, le Conseil Municipal, décide à 3 voies Pour, 2 Contre et 7 Abstentions :</text:p>
      <text:p text:style-name="P18"/>
      <text:list xml:id="list31211382" text:style-name="L5">
        <text:list-item>
          <text:p text:style-name="P34">d'accepter <text:s/>la demande de remise gracieuse de M. et Mme SEPTSEAULT Jean Marie,</text:p>
        </text:list-item>
      </text:list>
      <text:list xml:id="list31199040" text:continue-list="list31221696" text:style-name="L2">
        <text:list-item>
          <text:p text:style-name="P33">d'autoriser Monsieur le Maire à signer tous les documents nécessaires au bon aboutissement de ce dossier.</text:p>
        </text:list-item>
      </text:list>
      <text:p text:style-name="P18"/>
      <text:p text:style-name="P17"/>
      <text:list xml:id="list31201953" text:style-name="L6">
        <text:list-header>
          <text:p text:style-name="P38">3) <text:span text:style-name="T6">Délibération pour le choix des entreprises pour la construction du vestiaire de foot</text:span></text:p>
        </text:list-header>
      </text:list>
      <text:p text:style-name="P19"/>
      <text:p text:style-name="P20">Monsieur le Maire expose au Conseil Municipal que la procédure d'appel d'offre en 10 lots pour la construction du vestiaire de football a été lancée.</text:p>
      <text:p text:style-name="P20"/>
      <text:p text:style-name="P20">La Commission d'Appel d'Offres s'est réunie le 23 décembre 2009 pour l'ouverture des plis. 32 plis ont été reçus dans les délais prescrits et ont été déclarées recevables. Le cabinet d'architectes Rousselet a analysé l'ensemble des dossiers reçus et propose,selon les <text:s/>critères de jugement des offres énoncés dans l'avis de publicité (à savoir 50 % pour la qualité technique, 40 % pour le prix des prestations et 10 % pour le planning), de retenir les offres suivantes :</text:p>
      <text:p text:style-name="P20"><text:s text:c="2"/></text:p>
      <text:p text:style-name="P20"/>
      <text:p text:style-name="P18"/>
      <text:p text:style-name="P18"/>
      <text:p text:style-name="P18"/>
      <text:p text:style-name="P18"><text:soft-page-break/></text:p>
      <text:list xml:id="list31202458" text:continue-numbering="true" text:style-name="L6">
        <text:list-header>
          <text:p text:style-name="P38"><draw:frame draw:style-name="fr1" draw:name="images1" text:anchor-type="paragraph" svg:width="15.736cm" svg:height="10.523cm" draw:z-index="0"><draw:image xlink:href="Pictures/2000000700003D8900002939A6D66F50.svm" xlink:type="simple" xlink:show="embed" xlink:actuate="onLoad"/></draw:frame></text:p>
        </text:list-header>
      </text:list>
      <text:p text:style-name="P18">Monsieur le Maire propose aux membres du Conseil Municipal de suivre la proposition du cabinet d'architectes Rousselet pour les 10 lots et donc d'attribuer les marchés conformément aux propositions énumérées ci-dessus.</text:p>
      <text:p text:style-name="P18"/>
      <text:p text:style-name="P18">Après en avoir délibéré, le Conseil Municipal <text:s/>à l'unanimité :</text:p>
      <text:p text:style-name="P18"/>
      <text:list xml:id="list31212384" text:style-name="L7">
        <text:list-item>
          <text:p text:style-name="P35">attribue les 10 lots de l'appel d'offres relatif à la construction d'un vestiaire de football conformément au descriptif rédigé ci-dessus,</text:p>
        </text:list-item>
        <text:list-item>
          <text:p text:style-name="P35">autorise Monsieur le Maire à signer tous les documents relatifs à ce dossier,</text:p>
        </text:list-item>
        <text:list-item>
          <text:p text:style-name="P35">dit que les crédits nécessaires à cette opération seront inscrits au budget 2010.</text:p>
        </text:list-item>
      </text:list>
      <text:p text:style-name="P7"/>
      <text:p text:style-name="P7"/>
      <text:list xml:id="list31223311" text:style-name="L8">
        <text:list-header>
          <text:p text:style-name="P40">4) Délibération convention ATESAT</text:p>
          <text:p text:style-name="P40"/>
        </text:list-header>
      </text:list>
      <text:p text:style-name="P22"><text:span text:style-name="T6">Monsieur</text:span><text:span text:style-name="T5"> le Maire indique que la loi d'orientation n° 92-125 du 6 février 1992 modifiée relative à l'administration territoriale de la République, dans son article 7-1, issu de la loi n° 2001-1168 du 11 décembre 200, offre la possibilité à certaines collectivités de recourir à l'assistance technique de l'État. Il s'agit de la création d'un service public de proximité qui permet à celles-ci d'être assistés dans les domaines de la voirie, de l'aménagement et de l'habitat en raison de l'insuffisance de leurs moyens financiers et humains. L'État , à travers les prestations d'Assistance Technique fournie par l'État pour des raisons de Solidarité et d'Aménagement du Territoire (ATESAT), agit alors pour le maintien d'une présence et de compétences techniques sur l'ensemble du territoire national.</text:span></text:p>
      <text:p text:style-name="P20">Monsieur le Maire précise que le décret du 27 septembre 2002 définit une mission de base et des missions complémentaires éventuelles <text:s/>:</text:p>
      <text:list xml:id="list31212587" text:style-name="L9">
        <text:list-item>
          <text:list>
            <text:list-header>
              <text:p text:style-name="P45"><text:s/><text:tab/>Missions de base :</text:p>
            </text:list-header>
            <text:list-item>
              <text:p text:style-name="P48"><text:span text:style-name="T5">Aménagement et habitat (conseil sur la faisabilité d'un projet, procédure et </text:span><text:soft-page-break/><text:span text:style-name="T5">démarches)</text:span></text:p>
            </text:list-item>
            <text:list-item>
              <text:p text:style-name="P45">Voirie (assistance à la gestion de la voirie, assistance pour l'entretien et les réparations de la voirie, assistance à la conduite des études, assistance à la passation des marchés...)</text:p>
            </text:list-item>
          </text:list>
        </text:list-item>
      </text:list>
      <text:p text:style-name="P20"/>
      <text:p text:style-name="P20"><text:tab/>Mission complémentaires :</text:p>
      <text:list xml:id="list31207560" text:style-name="L10">
        <text:list-item>
          <text:p text:style-name="P46">assistance à l'établissement d'un diagnostic sécurité rouitère</text:p>
        </text:list-item>
        <text:list-item>
          <text:p text:style-name="P46">assistance à l'élaboration de programmes d'investissement de la voirie</text:p>
        </text:list-item>
        <text:list-item>
          <text:p text:style-name="P46">gestion du tableau de classement de la voirie</text:p>
        </text:list-item>
        <text:list-item>
          <text:p text:style-name="P46">études et direction de petits travaux de modernisation de voirie</text:p>
        </text:list-item>
      </text:list>
      <text:p text:style-name="P20"/>
      <text:p text:style-name="P20">La rémunération de l'ATESAT est définie conformément à l'arrêté du 27 décembre 2002 (Montant total après actualisation 2009 : 271,53 €).</text:p>
      <text:p text:style-name="P20"/>
      <text:p text:style-name="P20">Après en avoir délibéré, le Conseil Municipal, décide à l'unanimité :</text:p>
      <text:p text:style-name="P20"/>
      <text:list xml:id="list31198161" text:style-name="L11">
        <text:list-item>
          <text:p text:style-name="P47">de demander à bénéficier de l'ATESAT pour la mission de base et les missions complémentaires précisées ci-dessus,</text:p>
        </text:list-item>
        <text:list-item>
          <text:p text:style-name="P47">d'approuver le projet de convention avec l'État (Préfecture d'Indre et Loire- Direction Départementale des Territoires) pour l'exercice de ces missions pour une durée d'un an,renouvelable deux fois par tacite reconduction,</text:p>
        </text:list-item>
        <text:list-item>
          <text:p text:style-name="P47">de donner autorisation au Maire pour signer la convention ATESAT qui prendra effet à compter du 1 mars 2010.</text:p>
        </text:list-item>
      </text:list>
      <text:p text:style-name="P20"/>
      <text:p text:style-name="P20"/>
      <text:list xml:id="list31200140" text:style-name="L12">
        <text:list-item>
          <text:p text:style-name="P41">Délibération pour le classement du "chemin des gâts" en voie communale</text:p>
        </text:list-item>
      </text:list>
      <text:p text:style-name="P19"/>
      <text:p text:style-name="P20">Monsieur le Maire expose au Conseil Municipal que lors de la séance du 15 décembre 2010, une délibération avait été prise concernant le reclassement des chemins ruraux en voie communale. Depuis cette séance le tableau de classement des voies communales a été mis à jour avec l'aide de la Direction Départementale des Territoires. Il convient donc de délibérer sur le nouveau tableau de classement (Annexe 1) qui comprend une longueur totale de voies de 22153 mètres.</text:p>
      <text:p text:style-name="P20">Monsieur le Maire précise notamment qu'il a été ajouté sur ce tableau, le chemin des gâts.</text:p>
      <text:p text:style-name="P20"/>
      <text:p text:style-name="P20">Après en avoir délibéré, le Conseil Municipal, décide à l'unanimité:</text:p>
      <text:list xml:id="list31195029" text:style-name="L13">
        <text:list-item>
          <text:list>
            <text:list-item>
              <text:p text:style-name="P26">d'accepter le classement des chemins ruraux dans le réseau des voies communales comme dans le tableau annexé,</text:p>
            </text:list-item>
            <text:list-item>
              <text:p text:style-name="P27">d'autoriser le Maire à signer tous les actes nécessaires au bon aboutissement de ce dossier.</text:p>
            </text:list-item>
          </text:list>
        </text:list-item>
      </text:list>
      <text:p text:style-name="P20"/>
      <text:p text:style-name="P19"/>
      <text:list xml:id="list31195656" text:style-name="L14">
        <text:list-item>
          <text:p text:style-name="P42">Désignation d'un délégué suppléant au S.I.A.E.P suite à la démission de M. Joël LE BRETON</text:p>
        </text:list-item>
      </text:list>
      <text:p text:style-name="P19"/>
      <text:p text:style-name="P20">Monsieur le Maire explique au Conseil Municipal qu'il convient, suite à la démission de <text:s text:c="16"/>M. Joël <text:s/>LE BRETON, conseiller municipal, de procéder à l'élection d'un nouveau délégué suppléant au SIAEP (Syndicat Intercommunal d'Adduction d'Eau Potable).</text:p>
      <text:p text:style-name="P20">Après un appel de candidatures, il est procédé au vote.</text:p>
      <text:p text:style-name="P20"/>
      <text:p text:style-name="P20"/>
      <text:p text:style-name="P20"><text:soft-page-break/></text:p>
      <text:p text:style-name="P20">A l'unanimité, Mlle DENIS, est élue délégué suppléant au Syndicat <text:s/>Intercommunal d'Adduction d'Eau Potable.</text:p>
      <text:p text:style-name="P20"/>
      <text:p text:style-name="P19">7) Désignation d'un délégué suppléant <text:s/>à la C.C.2.R suite à la démission de M. Joël LE BRETON</text:p>
      <text:p text:style-name="P19"/>
      <text:p text:style-name="P20">Monsieur le Maire explique au Conseil Municipal qu'il convient, suite à la démission de <text:s text:c="16"/>M. Joël <text:s/>LE BRETON, conseiller municipal, de procéder à l'élection d'un nouveau délégué suppléant à la Communauté de Communes des Deux Rives.</text:p>
      <text:p text:style-name="P20">Après un appel de candidatures, il est procédé au vote.</text:p>
      <text:p text:style-name="P20"/>
      <text:p text:style-name="P20"/>
      <text:p text:style-name="P20">A l'unanimité, M. GOHIER, est élu délégué suppléant à la Communauté de Communes des Deux Rives.</text:p>
      <text:p text:style-name="P20"/>
      <text:list xml:id="list31192696" text:style-name="L15">
        <text:list-header>
          <text:p text:style-name="P43">8) Désignation d'un représentant élu au C.C.A.S suite à la démission de M. Joël LE BRETON</text:p>
        </text:list-header>
      </text:list>
      <text:p text:style-name="P20"/>
      <text:p text:style-name="P20">Monsieur le Maire explique au Conseil Municipal qu'il convient, suite à la démission de <text:s text:c="16"/>M. Joël <text:s/>LE BRETON, conseiller municipal, de procéder à l'élection d'un nouveau représentant élu au Comité Communal d'Action Sociale.</text:p>
      <text:p text:style-name="P20"/>
      <text:p text:style-name="P20">Après un appel de candidatures, il est procédé au vote.</text:p>
      <text:p text:style-name="P20"/>
      <text:p text:style-name="P20">A l'unanimité, Mme FRANSESCAT, est élue au C.C.A.S en tant que représentant-élu.</text:p>
      <text:p text:style-name="P20"><text:s/></text:p>
      <text:p text:style-name="P20"/>
      <text:list xml:id="list31192960" text:style-name="L16">
        <text:list-item>
          <text:p text:style-name="P44">Prêt <text:s/>gracieux de la salle des fêtes pour le projet du C.L.S.H de NEUILLE-LE-LIERRE</text:p>
        </text:list-item>
      </text:list>
      <text:p text:style-name="P18"/>
      <text:p text:style-name="P18">Monsieur le Maire explique au Conseil Municipal que le Centre de Loisirs Sans Hébergement de Neuillé-le-Lierre a sollicité le prêt gracieux de la salle des fêtes pour les 27 mars 2010. Le CLSH souhaite faire une animation pour les 20 ans des droits de l'enfant.</text:p>
      <text:p text:style-name="P18"/>
      <text:p text:style-name="P18">Après en avoir délibéré, le Conseil Municipal, décide à l'unanimité :</text:p>
      <text:p text:style-name="P18"/>
      <text:list xml:id="list31204437" text:style-name="L17">
        <text:list-item>
          <text:p text:style-name="P36">d'accepter le prêt gracieux de la salle des fêtes au C.L..S.H de Neuillé-le-Lierre,</text:p>
        </text:list-item>
        <text:list-item>
          <text:p text:style-name="P36">d'autoriser le Maire à signer tous les documents nécessaires au bon aboutissement de ce dossier.</text:p>
        </text:list-item>
      </text:list>
      <text:p text:style-name="P18"/>
      <text:p text:style-name="P21"/>
      <text:p text:style-name="P8"/>
      <text:p text:style-name="P9">Questions diverses :</text:p>
      <text:p text:style-name="P8"/>
      <text:p text:style-name="P8">- <text:span text:style-name="T1">Organisation des élections régionales (dimanche 14 mars et dimanche 21 mars 2010)</text:span></text:p>
      <text:p text:style-name="P10"/>
      <text:p text:style-name="P11">Monsieur le Maire rappelle au Conseil Municipal les modalités concernant le déroulement des élections régionales.</text:p>
      <text:p text:style-name="P11">La composition du bureau de vote :</text:p>
      <text:list xml:id="list31223099" text:style-name="L18">
        <text:list-item>
          <text:list>
            <text:list-item>
              <text:p text:style-name="P28">un président titulaire , le Maire, en cas d'empêchement les adjoints, puis les conseillers municipaux dans l'ordre du tableau <text:s/>et un président suppléant,</text:p>
            </text:list-item>
            <text:list-item>
              <text:p text:style-name="P28"><text:soft-page-break/>quatre assesseurs ( 2 assesseurs titulaires + 2 assesseurs suppléants)</text:p>
            </text:list-item>
            <text:list-item>
              <text:p text:style-name="P28">un secrétaire</text:p>
            </text:list-item>
          </text:list>
        </text:list-item>
      </text:list>
      <text:p text:style-name="P11">Le Président titulaire, les assesseurs titulaires et le secrétaire devront être présents à l'ouverture et à la fermeture du bureau de vote.</text:p>
      <text:p text:style-name="P11">Le bureau de vote sera ouvert de 8h à 18h. </text:p>
      <text:p text:style-name="P11">La table de vote devra nécessairement comprendre :</text:p>
      <text:list xml:id="list31213257" text:style-name="L19">
        <text:list-item>
          <text:p text:style-name="P29">une urne avec cadenas et une seule ouverture destinée aux enveloppes du scrutin</text:p>
        </text:list-item>
        <text:list-item>
          <text:p text:style-name="P29">la liste d'émargement certifiée par le maire</text:p>
        </text:list-item>
        <text:list-item>
          <text:p text:style-name="P29">le code électoral </text:p>
        </text:list-item>
        <text:list-item>
          <text:p text:style-name="P29">le décret de convocation des électeurs</text:p>
        </text:list-item>
        <text:list-item>
          <text:p text:style-name="P29">l'instruction relative aux modalités d'exercice du droit de vote par procuration</text:p>
        </text:list-item>
        <text:list-item>
          <text:p text:style-name="P29">la circulaire relative aux opérations de déroulement des opérations électorales</text:p>
        </text:list-item>
        <text:list-item>
          <text:p text:style-name="P29">l'arrêté du Préfet ayant divisé la commune en un ou plusieurs bureaux de vote</text:p>
        </text:list-item>
        <text:list-item>
          <text:p text:style-name="P29">la liste des candidats</text:p>
        </text:list-item>
        <text:list-item>
          <text:p text:style-name="P29">une liste des délégués titulaires et suppléants pour contrôler les opérations électorales</text:p>
        </text:list-item>
        <text:list-item>
          <text:p text:style-name="P29">les cartes électorales qui n'ont pu être remises au domicile de leur titulaire avant le scrutin</text:p>
        </text:list-item>
        <text:list-item>
          <text:p text:style-name="P29">les enveloppes de centaine.</text:p>
        </text:list-item>
      </text:list>
      <text:p text:style-name="P11">Les électeurs devront obligatoirement prendre un bulletin de chaque liste et passer à l'isoloir.</text:p>
      <text:p text:style-name="P11"/>
      <text:p text:style-name="P11">Monsieur le Maire demande aux élus leur disponibilité pour la tenue du bureau de vote.</text:p>
      <text:p text:style-name="P11"/>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5" office:value-type="string">
            <text:p text:style-name="P24"><text:s text:c="24"/><text:span text:style-name="T4"><text:s text:c="11"/>ELECTIONS REGIONALES le Dimanche 14 MARS 2010 <text:s/></text:span><text:s text:c="3"/></text:p>
          </table:table-cell>
          <table:covered-table-cell/>
          <table:covered-table-cell/>
          <table:covered-table-cell/>
          <table:covered-table-cell/>
        </table:table-row>
        <table:table-row>
          <table:table-cell table:style-name="Tableau1.A2" office:value-type="string">
            <text:p text:style-name="P24">8 h – 10 h</text:p>
          </table:table-cell>
          <table:table-cell table:style-name="Tableau1.A2" office:value-type="string">
            <text:p text:style-name="P24">M. GOHIER</text:p>
          </table:table-cell>
          <table:table-cell table:style-name="Tableau1.A2" office:value-type="string">
            <text:p text:style-name="P24">Mme ROQUIN</text:p>
          </table:table-cell>
          <table:table-cell table:style-name="Tableau1.A2" office:value-type="string">
            <text:p text:style-name="P24">M. ADUMEAU</text:p>
          </table:table-cell>
          <table:table-cell table:style-name="Tableau1.E2" office:value-type="string">
            <text:p text:style-name="P24">M. PADIOLLEAU</text:p>
          </table:table-cell>
        </table:table-row>
        <table:table-row>
          <table:table-cell table:style-name="Tableau1.A2" office:value-type="string">
            <text:p text:style-name="P24">10 h – 12 h</text:p>
          </table:table-cell>
          <table:table-cell table:style-name="Tableau1.A2" office:value-type="string">
            <text:p text:style-name="P24">M. DEROGIS</text:p>
          </table:table-cell>
          <table:table-cell table:style-name="Tableau1.A2" office:value-type="string">
            <text:p text:style-name="P24">Mme GENTILHOMME</text:p>
          </table:table-cell>
          <table:table-cell table:style-name="Tableau1.A2" office:value-type="string">
            <text:p text:style-name="P24">Mme ULIVI</text:p>
          </table:table-cell>
          <table:table-cell table:style-name="Tableau1.E2" office:value-type="string">
            <text:p text:style-name="P24">Mlle DENIS</text:p>
          </table:table-cell>
        </table:table-row>
        <table:table-row>
          <table:table-cell table:style-name="Tableau1.A2" office:value-type="string">
            <text:p text:style-name="P24">12 h – 14 h</text:p>
          </table:table-cell>
          <table:table-cell table:style-name="Tableau1.A2" office:value-type="string">
            <text:p text:style-name="P24">Mme MORLEC</text:p>
          </table:table-cell>
          <table:table-cell table:style-name="Tableau1.A2" office:value-type="string">
            <text:p text:style-name="P24">M. MORLEC</text:p>
          </table:table-cell>
          <table:table-cell table:style-name="Tableau1.A2" office:value-type="string">
            <text:p text:style-name="P24">M. GALIMANT</text:p>
          </table:table-cell>
          <table:table-cell table:style-name="Tableau1.E2" office:value-type="string">
            <text:p text:style-name="P24">M. PADIOLLEAU</text:p>
          </table:table-cell>
        </table:table-row>
        <table:table-row>
          <table:table-cell table:style-name="Tableau1.A2" office:value-type="string">
            <text:p text:style-name="P24">14 h – 16 h</text:p>
          </table:table-cell>
          <table:table-cell table:style-name="Tableau1.A2" office:value-type="string">
            <text:p text:style-name="P24">Mme ULIVI</text:p>
          </table:table-cell>
          <table:table-cell table:style-name="Tableau1.A2" office:value-type="string">
            <text:p text:style-name="P24">Mme GENTILHOMME</text:p>
          </table:table-cell>
          <table:table-cell table:style-name="Tableau1.A2" office:value-type="string">
            <text:p text:style-name="P24">Mme MORLEC</text:p>
          </table:table-cell>
          <table:table-cell table:style-name="Tableau1.E2" office:value-type="string">
            <text:p text:style-name="P24">M. MORLEC</text:p>
          </table:table-cell>
        </table:table-row>
        <table:table-row>
          <table:table-cell table:style-name="Tableau1.A2" office:value-type="string">
            <text:p text:style-name="P24">16 h – 18 h </text:p>
          </table:table-cell>
          <table:table-cell table:style-name="Tableau1.A2" office:value-type="string">
            <text:p text:style-name="P24">M. GALIMANT</text:p>
          </table:table-cell>
          <table:table-cell table:style-name="Tableau1.A2" office:value-type="string">
            <text:p text:style-name="P24">M. PADIOLLEAU</text:p>
          </table:table-cell>
          <table:table-cell table:style-name="Tableau1.A2" office:value-type="string">
            <text:p text:style-name="P24">M. ADUMEAU</text:p>
          </table:table-cell>
          <table:table-cell table:style-name="Tableau1.E2" office:value-type="string">
            <text:p text:style-name="P24">Mme FRANCESCAT</text:p>
          </table:table-cell>
        </table:table-row>
      </table:table>
      <text:p text:style-name="P11"/>
      <text:p text:style-name="P11"/>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table:number-columns-spanned="5" office:value-type="string">
            <text:p text:style-name="P24"><text:s text:c="24"/><text:span text:style-name="T4"><text:s text:c="11"/>ELECTIONS REGIONALES le Dimanche 21 MARS 2010 <text:s/></text:span><text:s text:c="3"/></text:p>
          </table:table-cell>
          <table:covered-table-cell/>
          <table:covered-table-cell/>
          <table:covered-table-cell/>
          <table:covered-table-cell/>
        </table:table-row>
        <table:table-row>
          <table:table-cell table:style-name="Tableau2.A2" office:value-type="string">
            <text:p text:style-name="P24">8 h – 10 h</text:p>
          </table:table-cell>
          <table:table-cell table:style-name="Tableau2.A2" office:value-type="string">
            <text:p text:style-name="P24">M. GOHIER</text:p>
          </table:table-cell>
          <table:table-cell table:style-name="Tableau2.A2" office:value-type="string">
            <text:p text:style-name="P24">Mme ROQUIN</text:p>
          </table:table-cell>
          <table:table-cell table:style-name="Tableau2.A2" office:value-type="string">
            <text:p text:style-name="P24">M. ADUMEAU</text:p>
          </table:table-cell>
          <table:table-cell table:style-name="Tableau2.E2" office:value-type="string">
            <text:p text:style-name="P24">M. PADIOLLEAU</text:p>
          </table:table-cell>
        </table:table-row>
        <table:table-row>
          <table:table-cell table:style-name="Tableau2.A2" office:value-type="string">
            <text:p text:style-name="P24">10 h – 12 h</text:p>
          </table:table-cell>
          <table:table-cell table:style-name="Tableau2.A2" office:value-type="string">
            <text:p text:style-name="P24">M. DEROGIS</text:p>
          </table:table-cell>
          <table:table-cell table:style-name="Tableau2.A2" office:value-type="string">
            <text:p text:style-name="P24">Mme GENTILHOMME</text:p>
          </table:table-cell>
          <table:table-cell table:style-name="Tableau2.A2" office:value-type="string">
            <text:p text:style-name="P24">Mme ULIVI</text:p>
          </table:table-cell>
          <table:table-cell table:style-name="Tableau2.E2" office:value-type="string">
            <text:p text:style-name="P24">Mlle DENIS</text:p>
          </table:table-cell>
        </table:table-row>
        <table:table-row>
          <table:table-cell table:style-name="Tableau2.A2" office:value-type="string">
            <text:p text:style-name="P24">12 h – 14 h</text:p>
          </table:table-cell>
          <table:table-cell table:style-name="Tableau2.A2" office:value-type="string">
            <text:p text:style-name="P24">Mme MORLEC</text:p>
          </table:table-cell>
          <table:table-cell table:style-name="Tableau2.A2" office:value-type="string">
            <text:p text:style-name="P24">M. MORLEC</text:p>
          </table:table-cell>
          <table:table-cell table:style-name="Tableau2.A2" office:value-type="string">
            <text:p text:style-name="P24">M. GALIMANT</text:p>
          </table:table-cell>
          <table:table-cell table:style-name="Tableau2.E2" office:value-type="string">
            <text:p text:style-name="P24">M. PADIOLLEAU</text:p>
          </table:table-cell>
        </table:table-row>
        <table:table-row>
          <table:table-cell table:style-name="Tableau2.A2" office:value-type="string">
            <text:p text:style-name="P24">14 h – 16 h</text:p>
          </table:table-cell>
          <table:table-cell table:style-name="Tableau2.A2" office:value-type="string">
            <text:p text:style-name="P24">Mme ULIVI</text:p>
          </table:table-cell>
          <table:table-cell table:style-name="Tableau2.A2" office:value-type="string">
            <text:p text:style-name="P24">M. LE BRETON</text:p>
          </table:table-cell>
          <table:table-cell table:style-name="Tableau2.A2" office:value-type="string">
            <text:p text:style-name="P24">Mme MORLEC</text:p>
          </table:table-cell>
          <table:table-cell table:style-name="Tableau2.E2" office:value-type="string">
            <text:p text:style-name="P24">M. MORLEC</text:p>
          </table:table-cell>
        </table:table-row>
        <table:table-row>
          <table:table-cell table:style-name="Tableau2.A2" office:value-type="string">
            <text:p text:style-name="P24">16 h – 18 h </text:p>
          </table:table-cell>
          <table:table-cell table:style-name="Tableau2.A2" office:value-type="string">
            <text:p text:style-name="P24">M. GALIMANT</text:p>
          </table:table-cell>
          <table:table-cell table:style-name="Tableau2.A2" office:value-type="string">
            <text:p text:style-name="P24">M. PADIOLLEAU</text:p>
          </table:table-cell>
          <table:table-cell table:style-name="Tableau2.A2" office:value-type="string">
            <text:p text:style-name="P24">M. ADUMEAU</text:p>
          </table:table-cell>
          <table:table-cell table:style-name="Tableau2.E2" office:value-type="string">
            <text:p text:style-name="P24">M. DEROGIS</text:p>
          </table:table-cell>
        </table:table-row>
      </table:table>
      <text:p text:style-name="P11"/>
      <text:p text:style-name="P11">Ont été désignés :</text:p>
      <text:list xml:id="list31192595" text:style-name="L20">
        <text:list-item>
          <text:p text:style-name="P30">Président (et vice président) : M. PADIOLLEAU et Mme ULIVI</text:p>
        </text:list-item>
        <text:list-item>
          <text:p text:style-name="P30">Assesseurs titulaires : Mme ROQUIN et M. ADUMEAU</text:p>
        </text:list-item>
        <text:list-item>
          <text:p text:style-name="P30">Assesseurs suppléants : Mme MORLEC et M. GOHIER</text:p>
        </text:list-item>
        <text:list-item>
          <text:p text:style-name="P30">Secrétaire : M. LE BRETON</text:p>
        </text:list-item>
      </text:list>
      <text:p text:style-name="P11"/>
      <text:p text:style-name="P11"/>
      <text:p text:style-name="P11"/>
      <text:p text:style-name="P11"><text:soft-page-break/></text:p>
      <text:p text:style-name="P11"/>
      <text:list xml:id="list31222346" text:style-name="L21">
        <text:list-item>
          <text:p text:style-name="P31">Devis autocollant camion </text:p>
        </text:list-item>
      </text:list>
      <text:p text:style-name="P11"/>
      <text:p text:style-name="P11">Monsieur le Maire expose au Conseil Municipal que plusieurs devis ont été demandés pour poser un autocollant (Commune de Montreuil en Touraine + logo avec l'épi de blé) sur le camion de la commune. Suite aux différents devis, la société Imprime Tout a été choisi pour élaborer et poser l'autocollant.</text:p>
      <text:p text:style-name="P11"/>
      <text:list xml:id="list31204769" text:style-name="L22">
        <text:list-item>
          <text:p text:style-name="P32">Problème d'eau sur la commune</text:p>
        </text:list-item>
      </text:list>
      <text:p text:style-name="P11"/>
      <text:p text:style-name="P11">Monsieur le Maire explique que, suite à l'article paru dans les brèves de Janvier, quatre courriers sont parvenus à la mairie indiquant des problèmes de potabilité de l'eau. M. GOHIER, délégué au SIAEP, se propose d'en parler lors de la prochaine réunion du SIAEP.</text:p>
      <text:p text:style-name="P11"/>
      <text:p text:style-name="P11"/>
      <text:p text:style-name="P23">L'ordre du jour étant épuisé, la séance est levée à 20 h.</text:p>
      <text:p text:style-name="P23"/>
      <text:p text:style-name="P11">La prochaine réunion du Conseil Municipal est fixée le <text:s/>Mardi 16 mars 2010 à 18 h 30.</text:p>
      <text:p text:style-name="P11"/>
      <text:p text:style-name="P3"/>
      <text:p text:style-name="P3"/>
      <text:p text:style-name="P3"/>
      <text:p text:style-name="P5">Le Maire,</text:p>
      <text:p text:style-name="P5"/>
      <text:p text:style-name="P3"><text:span text:style-name="T1">Jean-Luc PADIOLLEAU</text:span><text:tab/><text:tab/><text:tab/><text:tab/><text:span text:style-name="T1">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alibri" svg:font-family="Calibri"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sabelle Derouet</meta:initial-creator>
    <meta:creation-date>2010-02-09T09:06:38.64</meta:creation-date>
    <dc:date>2010-03-09T11:09:40.69</dc:date>
    <dc:creator>Isabelle Derouet</dc:creator>
    <meta:editing-duration>PT15H26M04S</meta:editing-duration>
    <meta:editing-cycles>20</meta:editing-cycles>
    <meta:generator>OpenOffice.org/3.0$Win32 OpenOffice.org_project/300m9$Build-9358</meta:generator>
    <meta:printed-by>Isabelle Derouet</meta:printed-by>
    <meta:print-date>2010-02-22T12:07:54.21</meta:print-date>
    <meta:document-statistic meta:table-count="2" meta:image-count="1" meta:object-count="0" meta:page-count="7" meta:paragraph-count="177" meta:word-count="2212" meta:character-count="13598"/>
    <meta:user-defined meta:name="Info 1"/>
    <meta:user-defined meta:name="Info 2"/>
    <meta:user-defined meta:name="Info 3"/>
    <meta:user-defined meta:name="Info 4"/>
  </office:meta>
</office:document-meta>
</file>